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DejaVu Sans1" svg:font-family="'DejaVu Sans'" style:font-family-generic="swiss"/>
    <style:font-face style:name="B Traffic" svg:font-family="'B Traff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writing-mode="rl-tb"/>
      <style:text-properties style:font-name="B Traffic" officeooo:rsid="0010a7f0" officeooo:paragraph-rsid="0010a7f0" style:font-name-complex="B Traffic"/>
    </style:style>
    <style:style style:name="P2" style:family="paragraph" style:parent-style-name="Standard">
      <style:paragraph-properties fo:line-height="150%" fo:text-align="justify" style:justify-single-word="false" style:writing-mode="rl-tb"/>
      <style:text-properties style:font-name="B Traffic" officeooo:rsid="0012bb05" officeooo:paragraph-rsid="0012bb05" style:font-name-complex="B Traffic"/>
    </style:style>
    <style:style style:name="P3" style:family="paragraph" style:parent-style-name="Standard">
      <style:paragraph-properties fo:line-height="150%" fo:text-align="justify" style:justify-single-word="false" style:writing-mode="rl-tb"/>
      <style:text-properties style:font-name="B Traffic" officeooo:rsid="0019de44" officeooo:paragraph-rsid="0019de44" style:font-name-complex="B Traffic"/>
    </style:style>
    <style:style style:name="P4" style:family="paragraph" style:parent-style-name="Standard">
      <style:paragraph-properties fo:line-height="150%" fo:text-align="justify" style:justify-single-word="false" style:writing-mode="lr-tb"/>
      <style:text-properties style:font-name="B Traffic" officeooo:rsid="0010a7f0" officeooo:paragraph-rsid="0010a7f0" style:font-name-complex="B Traffic"/>
    </style:style>
    <style:style style:name="P5" style:family="paragraph" style:parent-style-name="Standard">
      <style:paragraph-properties fo:line-height="150%" fo:text-align="justify" style:justify-single-word="false" style:writing-mode="lr-tb"/>
      <style:text-properties style:font-name="B Traffic" officeooo:rsid="0012bb05" officeooo:paragraph-rsid="0012bb05" style:font-name-complex="B Traffic"/>
    </style:style>
    <style:style style:name="P6" style:family="paragraph" style:parent-style-name="Standard">
      <style:paragraph-properties fo:line-height="150%" fo:text-align="justify" style:justify-single-word="false" style:writing-mode="rl-tb"/>
      <style:text-properties style:font-name="B Traffic" officeooo:rsid="0019de44" officeooo:paragraph-rsid="0019de44" style:font-name-complex="B Traffic"/>
    </style:style>
    <style:style style:name="P7" style:family="paragraph" style:parent-style-name="Standard">
      <style:paragraph-properties fo:line-height="150%" fo:text-align="justify" style:justify-single-word="false" style:writing-mode="rl-tb"/>
      <style:text-properties style:font-name="B Traffic" officeooo:rsid="001d9f36" officeooo:paragraph-rsid="001d9f36" style:font-name-complex="B Traffic"/>
    </style:style>
    <style:style style:name="P8" style:family="paragraph" style:parent-style-name="Standard">
      <style:paragraph-properties fo:line-height="150%" fo:text-align="justify" style:justify-single-word="false" style:writing-mode="lr-tb"/>
      <style:text-properties style:font-name="B Traffic" officeooo:rsid="001d9f36" officeooo:paragraph-rsid="001d9f36" style:font-name-complex="B Traffic"/>
    </style:style>
    <style:style style:name="T1" style:family="text">
      <style:text-properties style:font-name-asian="Liberation Serif1"/>
    </style:style>
    <style:style style:name="T2" style:family="text">
      <style:text-properties style:font-name-asian="Noto Sans CJK SC Regular"/>
    </style:style>
    <style:style style:name="T3" style:family="text">
      <style:text-properties officeooo:rsid="0012632e" style:font-name-asian="Noto Sans CJK SC Regular"/>
    </style:style>
    <style:style style:name="T4" style:family="text">
      <style:text-properties officeooo:rsid="0017cc72"/>
    </style:style>
    <style:style style:name="T5" style:family="text">
      <style:text-properties officeooo:rsid="0019e0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بسمه</text:p>
      <text:p text:style-name="P1">آرایه‌های شرکت‌پذیر:</text:p>
      <text:p text:style-name="P1">هر جفت از آرایه با هم در نظر گرفته می‌شوند و علاوه بر اندیس می‌توان با عضو اول از هر عضو به آن جفت آدرس داد.</text:p>
      <text:p text:style-name="P4">classlist[‘a’] = 19</text:p>
      <text:p text:style-name="P1">رکورد‌ها (struct, Records)</text:p>
      <text:p text:style-name="P1">یک متغیر که خود مجموعه‌ای از متغیرهاست. تفاوت آن با آرایه‌ها در نوع آدرس دهی آن است که اندیسی نیست و به صورت ناهمگن است. طول آن معلوم و ثابت است و به همین دلیل مانند آرایه‌ها خانه‌های آن کنار هم قرار می‌گیرد. چون در زمان ترجمه آدرس دهی به مکان برای هر کدام از متغیر‌های درون struct‌‌ اتفاق می‌افتد، به جای هر فراخوانی متغیر، آدرس آن جایگزین می‌شود.</text:p>
      <text:p text:style-name="P1">Lvalue(Record.Field) = base address + <text:span text:style-name="T1">∑</text:span><text:span text:style-name="T2"> [j=1 <text:s/>field-1] (size(Record.Fieldj))</text:span></text:p>
      <text:p text:style-name="P1"><text:span text:style-name="T2">برای انتساب دو رکورد به هم، دو حالت ممکن است، یک اینکه کل بلوک struct کپی شود، یا اینکه هر کدام از متغیرها به طور مجزا کپی شوند. برای بررسی نوع هم </text:span><text:span text:style-name="T3">یک حالت بررسی نوع struct و یک حالت دیگر بررسی دانه‌دانه‌ی محتویات هر struct است.</text:span></text:p>
      <text:p text:style-name="P2">حال اگر هر عضو struct خود یک آرایه باشد، برای تخصیص حافظه ابتدا مجموع متغیرهای زیرین و مکانی را <text:s/>که هر کدام نیاز دارند را حساب می‌کند و به اندازه‌‌ی آن فضا اشغال می‌کند. برای دسترسی به هر کدام،‌ ابتدا به متغیر و سپس با جمع زدن تعداد خانه‌های متغیر (مثلاً آرایه) به خانه‌ی موردنظر دست پیدا می‌کند.</text:p>
      <text:p text:style-name="P2">این‌ها برای طول ثابت بودند، </text:p>
      <text:p text:style-name="P2">رکورد‌های طول متغیر:</text:p>
      <text:p text:style-name="P2">به جای تعریف دو نوع رکورد برای دو حالت متفاوت برای یک متغیر، بعضی زبان‌ها رکوردهای طول متغیر را در اختیار قرار می‌دهند. </text:p>
      <text:p text:style-name="P5">Employee:</text:p>
      <text:p text:style-name="P5"><text:tab/>name; …</text:p>
      <text:p text:style-name="P5"><text:tab/>case: Hourly:</text:p>
      <text:p text:style-name="P5"><text:tab/><text:tab/><text:tab/>_int Hours;</text:p>
      <text:p text:style-name="P5"><text:tab/><text:tab/>Monthly:</text:p>
      <text:p text:style-name="P5"><text:tab/><text:tab/><text:tab/>_Date Hiring;</text:p>
      <text:p text:style-name="P2">برای پیاده‌سازی این حالت، زبان ابتدا ماکزیمم مکان مورد نیاز برای هر حالت را حساب و به اندازه‌ی آن مکان رزرو می‌کند. <text:span text:style-name="T4">سپس بر اساس نیاز متغیر را در مکان رزرو شده قرار می‌دهد.</text:span></text:p>
      <text:p text:style-name="P3">نحوه دسترسی به فیلدهای غیر مجاز در رکوردها:</text:p>
      <text:p text:style-name="P3">۱-کنترل پویا (یعنی در اجرا)</text:p>
      <text:p text:style-name="P3">۲- خطا نگرفتن</text:p>
      <text:p text:style-name="P3">لیست‌ها (Lists):</text:p>
      <text:p text:style-name="P3">زبان Lisp <text:span text:style-name="T5">کاملاً از لیست‌ها استفاده می‌کند، به صورتی که حتی فراخوانی توابع آن با لیست‌ها انجام می‌شود</text:span>.</text:p>
      <text:p text:style-name="P8">lisp</text:p>
      <text:p text:style-name="P8">(function Data1 Data2 ....)</text:p>
      <text:p text:style-name="P8">head<text:tab/><text:tab/>tail</text:p>
      <text:p text:style-name="P7"><text:soft-page-break/>برای هر لیست ابتدا بررسی می‌کند که آیا head اسم تابع است یا خیر و سپس با توجه به آن عملیات موردنظر را انجام می‌ده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DejaVu Sans1" svg:font-family="'DejaVu Sans'" style:font-family-generic="swiss"/>
    <style:font-face style:name="B Traffic" svg:font-family="'B Traff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08:50:43.294300916</meta:creation-date>
    <dc:date>2017-11-12T09:39:40.247409734</dc:date>
    <meta:editing-duration>PT19M43S</meta:editing-duration>
    <meta:editing-cycles>10</meta:editing-cycles>
    <meta:generator>LibreOffice/5.3.1.2$Linux_X86_64 LibreOffice_project/30m0$Build-2</meta:generator>
    <meta:document-statistic meta:table-count="0" meta:image-count="0" meta:object-count="0" meta:page-count="2" meta:paragraph-count="28" meta:word-count="361" meta:character-count="1849" meta:non-whitespace-character-count="1501"/>
  </office:meta>
</office:document-meta>
</file>